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c0c" officeooo:paragraph-rsid="00076c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</text:p>
      <text:p text:style-name="P1"/>
      <text:p text:style-name="P1">GNU is unix like operating system.</text:p>
      <text:p text:style-name="P1">Used with the kernel called linux</text:p>
      <text:p text:style-name="P1">Ubuntu is its popularity and its support.</text:p>
      <text:p text:style-name="P1">a shell is a user interface for access to an operating system's services</text:p>
      <text:p text:style-name="P1">Bash, also known as Bourne-again shell, is an advanced Unix shell, which comes pre-installed in all</text:p>
      <text:p text:style-name="P1">modern GNU/Linux distribution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03:30:20.074541889</meta:creation-date>
    <dc:date>2015-05-16T06:11:07.040223936</dc:date>
    <meta:editing-duration>PT2H10M26S</meta:editing-duration>
    <meta:editing-cycles>1</meta:editing-cycles>
    <meta:document-statistic meta:table-count="0" meta:image-count="0" meta:object-count="0" meta:page-count="1" meta:paragraph-count="7" meta:word-count="52" meta:character-count="314" meta:non-whitespace-character-count="269"/>
    <meta:generator>LibreOffice/4.4.2.2$Linux_X86_64 LibreOffice_project/40m0$Build-2</meta:generator>
  </office:meta>
</office:document-meta>
</file>